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Liberation Serif" svg:font-family="'Liberation Serif'"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Liberation Serif" officeooo:rsid="000c1886" officeooo:paragraph-rsid="000c4d25"/>
    </style:style>
    <style:style style:name="P2" style:family="paragraph" style:parent-style-name="Standard">
      <style:text-properties style:font-name="Liberation Serif" officeooo:rsid="00177e2d" officeooo:paragraph-rsid="000c4d25" fo:background-color="#fff200"/>
    </style:style>
    <style:style style:name="P3" style:family="paragraph" style:parent-style-name="Standard">
      <style:text-properties style:font-name="Liberation Serif" officeooo:rsid="00177e2d" officeooo:paragraph-rsid="00177e2d" fo:background-color="#fff200"/>
    </style:style>
    <style:style style:name="P4" style:family="paragraph" style:parent-style-name="Standard">
      <style:text-properties style:font-name="Liberation Serif" officeooo:rsid="001bb760" officeooo:paragraph-rsid="001bb760" fo:background-color="#fff200"/>
    </style:style>
    <style:style style:name="P5" style:family="paragraph" style:parent-style-name="Standard">
      <style:text-properties style:font-name="Liberation Serif" fo:language="fr" fo:country="FR" officeooo:rsid="001cab29" officeooo:paragraph-rsid="001cab29" fo:background-color="#ffffff" style:language-asian="zxx" style:country-asian="none" style:language-complex="zxx" style:country-complex="none"/>
    </style:style>
    <style:style style:name="P6" style:family="paragraph" style:parent-style-name="Standard">
      <style:text-properties style:font-name="Liberation Serif" fo:language="fr" fo:country="FR" officeooo:rsid="0021e970" officeooo:paragraph-rsid="0021e970" fo:background-color="#ffffff" style:language-asian="zxx" style:country-asian="none" style:language-complex="zxx" style:country-complex="none"/>
    </style:style>
    <style:style style:name="P7" style:family="paragraph" style:parent-style-name="Standard">
      <style:text-properties style:font-name="Liberation Serif" fo:language="fr" fo:country="FR" officeooo:rsid="001edf16" officeooo:paragraph-rsid="00221225" fo:background-color="#ffffff" style:language-asian="zxx" style:country-asian="none" style:language-complex="zxx" style:country-complex="none"/>
    </style:style>
    <style:style style:name="P8" style:family="paragraph" style:parent-style-name="Standard">
      <style:text-properties style:font-name="Liberation Serif" fo:language="fr" fo:country="FR" officeooo:rsid="001edf16" officeooo:paragraph-rsid="0021e970" fo:background-color="#ffffff" style:language-asian="zxx" style:country-asian="none" style:language-complex="zxx" style:country-complex="none"/>
    </style:style>
    <style:style style:name="P9" style:family="paragraph" style:parent-style-name="Standard">
      <style:text-properties style:font-name="Liberation Serif" fo:font-size="10pt" fo:language="fr" fo:country="FR" officeooo:rsid="0021e970" officeooo:paragraph-rsid="0021e970" fo:background-color="#ffffff" style:font-size-asian="10pt" style:language-asian="zxx" style:country-asian="none" style:font-size-complex="10pt" style:language-complex="zxx" style:country-complex="none"/>
    </style:style>
    <style:style style:name="P10" style:family="paragraph" style:parent-style-name="Standard">
      <style:text-properties style:font-name="Liberation Serif" fo:font-size="10pt" fo:language="fr" fo:country="FR" officeooo:rsid="00221225" officeooo:paragraph-rsid="00221225" fo:background-color="#ffffff" style:font-size-asian="10pt" style:language-asian="zxx" style:country-asian="none" style:font-size-complex="10pt" style:language-complex="zxx" style:country-complex="none"/>
    </style:style>
    <style:style style:name="P11" style:family="paragraph" style:parent-style-name="Standard">
      <style:text-properties fo:color="#000000" style:font-name="Liberation Serif" fo:font-size="10pt" fo:language="fr" fo:country="FR" officeooo:rsid="00221225" officeooo:paragraph-rsid="00221225" fo:background-color="#ffffff" style:font-size-asian="10pt" style:language-asian="zxx" style:country-asian="none" style:font-size-complex="10pt" style:language-complex="zxx" style:country-complex="none"/>
    </style:style>
    <style:style style:name="P12" style:family="paragraph" style:parent-style-name="Standard">
      <style:text-properties fo:color="#000000" style:font-name="Liberation Serif" fo:font-size="10pt" fo:language="fr" fo:country="FR" officeooo:rsid="0022372e" officeooo:paragraph-rsid="0022372e" fo:background-color="#ffffff" style:font-size-asian="10pt" style:language-asian="zxx" style:country-asian="none" style:font-size-complex="10pt" style:language-complex="zxx" style:country-complex="none"/>
    </style:style>
    <style:style style:name="T1" style:family="text">
      <style:text-properties fo:background-color="#fff200" loext:char-shading-value="0"/>
    </style:style>
    <style:style style:name="T2" style:family="text">
      <style:text-properties officeooo:rsid="000c4d25" fo:background-color="#fff200" loext:char-shading-value="0"/>
    </style:style>
    <style:style style:name="T3" style:family="text">
      <style:text-properties officeooo:rsid="00167e2f" fo:background-color="#fff200" loext:char-shading-value="0"/>
    </style:style>
    <style:style style:name="T4" style:family="text">
      <style:text-properties officeooo:rsid="00177e2d" fo:background-color="#fff200" loext:char-shading-value="0"/>
    </style:style>
    <style:style style:name="T5" style:family="text">
      <style:text-properties officeooo:rsid="00199ee4" fo:background-color="#fff200" loext:char-shading-value="0"/>
    </style:style>
    <style:style style:name="T6" style:family="text">
      <style:text-properties officeooo:rsid="002e16d9" fo:background-color="#fff200" loext:char-shading-value="0"/>
    </style:style>
    <style:style style:name="T7" style:family="text">
      <style:text-properties officeooo:rsid="001b36eb" fo:background-color="#fff200" loext:char-shading-value="0"/>
    </style:style>
    <style:style style:name="T8" style:family="text">
      <style:text-properties officeooo:rsid="0028acc5" fo:background-color="#fff200" loext:char-shading-value="0"/>
    </style:style>
    <style:style style:name="T9" style:family="text">
      <style:text-properties officeooo:rsid="001cab29"/>
    </style:style>
    <style:style style:name="T10" style:family="text">
      <style:text-properties officeooo:rsid="001d7d56"/>
    </style:style>
    <style:style style:name="T11" style:family="text">
      <style:text-properties officeooo:rsid="001edf16"/>
    </style:style>
    <style:style style:name="T12" style:family="text">
      <style:text-properties officeooo:rsid="001f0d91"/>
    </style:style>
    <style:style style:name="T13" style:family="text">
      <style:text-properties officeooo:rsid="0021e970"/>
    </style:style>
    <style:style style:name="T14" style:family="text">
      <style:text-properties officeooo:rsid="0028acc5"/>
    </style:style>
    <style:style style:name="T15" style:family="text">
      <style:text-properties officeooo:rsid="00221225"/>
    </style:style>
    <style:style style:name="T16" style:family="text">
      <style:text-properties officeooo:rsid="00297a2f" fo:background-color="#ef413d" loext:char-shading-value="0"/>
    </style:style>
    <style:style style:name="T17" style:family="text">
      <style:text-properties officeooo:rsid="00297a2f"/>
    </style:style>
    <style:style style:name="T18" style:family="text">
      <style:text-properties officeooo:rsid="0022372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Le fait de pouvoir programmer son arrosage par une application téléphonque présente pleins de praticité comme pouvoir arroser facilement son jardin, et avoirtoutes les infos propices à savoir si il faut arroser ou non et le côté pratique de l'application est de pouvoir gérer le plus facilement possible son arrosage </text:span><text:span text:style-name="T2">et pouvoir controller tout les arr</text:span><text:span text:style-name="T3">o</text:span><text:span text:style-name="T2">seur présent à distance. </text:span><text:span text:style-name="T4">(rappeler: compatibilité, les anciens systèmes </text:span><text:span text:style-name="T5">et dire un argument sociétal)</text:span></text:p>
      <text:p text:style-name="P2"/>
      <text:p text:style-name="P3">Parler de l'équipe et faire savoir que les gens du groupe en projet pnt des compétences différentes</text:p>
      <text:p text:style-name="P3"/>
      <text:p text:style-name="P3"/>
      <text:p text:style-name="P4">Compatibilité de l'application compatible qu'<text:span text:style-name="T9">avec</text:span> Android </text:p>
      <text:p text:style-name="P4"/>
      <text:p text:style-name="P4">Les tout premiers systèmes de programmation d'arrosages se faisaient avec des diodes</text:p>
      <text:p text:style-name="P4"/>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9"><text:soft-page-break/>question: <text:span text:style-name="T6">En quoi le fait </text:span><text:span text:style-name="T7">de programmer l'arrosage </text:span><text:span text:style-name="T8">à partir d'</text:span><text:span text:style-name="T7">une application téléphonique </text:span><text:span text:style-name="T8">présente des avantages</text:span><text:span text:style-name="T14"> </text:span></text:p>
      <text:p text:style-name="P6"/>
      <text:p text:style-name="P5">Intro: Programmer son arrosage à partir de son téléphone peut contenir plusieurs avantages. En effet nous pouvons faire tout avec notre téléphone de nos jours, mais aussi comme la technologie il y à beaucoup de contrainte, bien sur il y a des avantages, c'est une évidence mais il y à aussi des inconvénients, mais dans cette question je dois par une réponse qui doit mettre en valeur le produit donc pour se faire je ne parlerai que des avantages, puis après je dirais les inconvénients et ce qu’il faut faire ou ce qu’on pourrait faire pour les éviter <text:span text:style-name="T11">et les transformer en avantage</text:span>. En somme notre application contrôlera un système intégré d’arrosage automatique que l’on à conçu et où l’on à tout fait pour qu’il parfaitement compatible et fonctionnel avec notre système d’arrosage automatique. <text:s/></text:p>
      <text:p text:style-name="P5"/>
      <text:p text:style-name="P5"><text:span text:style-name="T10">Argument: </text:span>Pour commencer on à pu regrouper dans une liste non exhaustive <text:span text:style-name="T10">des avantages qui peut y avoir sur le fait de programmer son arrosage sur notre téléphone. Évidemment le premier avantage c’est l’ergonomie qui est l’élément fondateur de notre application. Pourquoi ? Parce que l’interface utilisateur est le centre de notre application où nous avons toute les liaison entre les composants et le téléphone en un simple affichage. Et votre question serait : <text:s/>« Mais comment vous pouvez voir les information directement sur votre téléphone alors que les composants et le système n’est pas relié par le téléphone ?» Ma réponse est que le téléphone à pu se connecter au système grâce essentiellement au bluetooth qui permet le contrôle de l’arrosage en passant au programme de son arrosage, ce qui sera habituellement utilisé, mais aussi vous pouvez lancer directement l’arrosage à partir de cette application. Les information selon l’humidité du sol et de l’air où de la température du sol et de l’air seront instantanément communiqués sur l’interface utilisateur.</text:span></text:p>
      <text:p text:style-name="P7">Mais aussi le plus gros avantage c’est l’avancée technique qui est proposé, car avant on avait des interfaces <text:span text:style-name="T15">trop</text:span> compliqué<text:span text:style-name="T15">es</text:span>, comme les anciens systèmes d’arrosage qui se contrôlai<text:span text:style-name="T15">en</text:span>t avec les diodes. Et qui pour ceux qui achètent un système d’arrosage automatique de nos jours serait une interface plutôt compliqué <text:span text:style-name="T15">à</text:span> mon avis. On va dire que si je m’arrête l<text:span text:style-name="T15">à</text:span> notre <text:span text:style-name="T15">produit</text:span> serait parfait et que ça pourrait plaire à tout le monde mais c<text:span text:style-name="T15">e n’est</text:span> pas si simple que ça car après de longues recherche nous avons remarqués quelques inconvénients très frappant et qui ont retenu notre attention. <text:span text:style-name="T12">Tout d’abord les problèmes de compatibilité sur les versions, nous avons remarqué que sur le concept de notre arroseur automatique nous pouvions voir que l’application à été fait par un outil de création d’application pour Android donc la version de cette application est malheureusement disponible que pour Android. Le dernier problème connu est notamment sous le fait que ça ne supporte pas toutes les versions de bluetooth, mais on sait que le bluetooth est un gage de qualité pour ce produit car il n’est pas forcément limité comme une connexion par le wifi. Une dernière questin qu’on pourrait se poser ce serait « bien sur que c’est ergonomique sur téléphone mais sur l’ordinateur serait-ce autant ergonomique ? » J’aurais tendance à répondre que non car c’est plus pratique d’ouvrir une simple application téléphone transportable que de devoir ouvrir sur ordinateur surtout que presque tout le monde à un téléphone portable ce qui peut encore plus être ouvert a tous et surtout peut être plus pratique d’utilisation. Aussi, tous les ordinateurs ne proposent pas le servicve Bluetooth inclus, et requièrent donc un périphérique en plus. Sachant que pour un côté plus technique l’application du téléphone serait mieux adapté à la programmation de l’arrosage car on à fait en sorte que les actions soit reliés d’une langue à l’autre, ici du langage C qui est proposé pour l’arduino au scratch qui est proposé par app inventor qui est le logiciel de création d’applications pour Android</text:span></text:p>
      <text:p text:style-name="P8"/>
      <text:p text:style-name="P8"><text:span text:style-name="T13">Conclusion: Pour conclure on peut voir qu’en général les avantages prennent le dessus par rapport aux inconvénients car les avantages énoncés sont cruciaux par rapport à l’ergonomie ou encore pour les infos donnés. Alors que les inconvénients énoncés sont minimes pour causes de faute de temps, pour ne pas avoir travaillé sur la compatibilité des système d’exploitation du téléphone ou encore la version du bluetooth où la c’est qu’un problème d’obsolescence qui ne touchera qu’une minorité de gens à cause d’équipements anciens. Cependant les modules bluetooth du produit restera généralement à jour pour un fonctionnement optimal.</text:span></text:p>
      <text:p text:style-name="P10"/>
      <text:p text:style-name="P10"><text:soft-page-break/>Question 2: <text:span text:style-name="T16">En quoi la complémetarité des membres d'un groupe est-elle un avantage lorsqu'on travaille sur un projet tel que l'arroseur automatique</text:span></text:p>
      <text:p text:style-name="P10"><text:span text:style-name="T16"/></text:p>
      <text:p text:style-name="P11"><text:span text:style-name="T17">I</text:span>ntro: <text:span text:style-name="T18">Quand on à un gros projet on doit souvent s’entourer d’une bon groupe, souvent une personne ne peut pas forcément savoir faire énormément de choses en même temps dans un projet si important, à pars connaître les bases simples de ce qu’il sait faire. Mais l’importance d’avoir un groupe serait de pouvoir avoir de l’aide mais surtout plus de connaissance ? C’est ce que je vais vous répondre pour ce questionnement qui reflète un peu du social dans un projet.</text:span></text:p>
      <text:p text:style-name="P11"/>
      <text:p text:style-name="P12">Arguments: Pour commencer nous avons eu tous un projet sur lequel travailler, et nous avons choisi d’être dans un groupe d’un nombre de personnes plus ou moins importants, pour ce faire on est un groupe de 4 et on à travailler sur l’arroseur automatiqu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Liberation Serif" svg:font-family="'Liberation Serif'"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H2M16S</meta:editing-duration>
    <meta:editing-cycles>12</meta:editing-cycles>
    <meta:generator>LibreOffice/6.1.5.2$Windows_X86_64 LibreOffice_project/90f8dcf33c87b3705e78202e3df5142b201bd805</meta:generator>
    <dc:date>2021-05-19T10:55:54.291000000</dc:date>
    <meta:document-statistic meta:table-count="0" meta:image-count="0" meta:object-count="0" meta:page-count="3" meta:paragraph-count="12" meta:word-count="1009" meta:character-count="6256" meta:non-whitespace-character-count="5254"/>
    <meta:user-defined meta:name="Info 1"/>
    <meta:user-defined meta:name="Info 2"/>
    <meta:user-defined meta:name="Info 3"/>
    <meta:user-defined meta:name="Info 4"/>
  </office:meta>
</office:document-meta>
</file>